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4.31pt"/>
    </style:style>
    <style:style style:name="co2" style:family="table-column">
      <style:table-column-properties fo:break-before="auto" style:column-width="115.34pt"/>
    </style:style>
    <style:style style:name="co3" style:family="table-column">
      <style:table-column-properties fo:break-before="auto" style:column-width="112.99pt"/>
    </style:style>
    <style:style style:name="co4" style:family="table-column">
      <style:table-column-properties fo:break-before="auto" style:column-width="79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188.22pt" svg:x="639.5pt" svg:y="0pt">
            <draw:object draw:notify-on-update-of-ranges="Sheet1.B1:Sheet1.E1 Sheet1.A6:Sheet1.A6 Sheet1.B6:Sheet1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188.99pt" svg:x="626.88pt" svg:y="326.04pt">
            <draw:object draw:notify-on-update-of-ranges="Sheet1.B1:Sheet1.E1 Sheet1.A36:Sheet1.A36 Sheet1.B36:Sheet1.E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188.22pt" svg:x="650.58pt" svg:y="609.14pt">
            <draw:object draw:notify-on-update-of-ranges="Sheet1.D1:Sheet1.E1 Sheet1.A55:Sheet1.C55 Sheet1.D55:Sheet1.E5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187.48pt" svg:x="658.4pt" svg:y="850.82pt">
            <draw:object draw:notify-on-update-of-ranges="Sheet1.B1:Sheet1.E1 Sheet1.A75:Sheet1.A75 Sheet1.B75:Sheet1.E7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189.75pt" svg:x="652.14pt" svg:y="1134.65pt">
            <draw:object draw:notify-on-update-of-ranges="Sheet1.B1:Sheet1.E1 Sheet1.A103:Sheet1.A103 Sheet1.B103:Sheet1.E1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181.62pt" svg:x="667.11pt" svg:y="1386.74pt">
            <draw:object draw:notify-on-update-of-ranges="Sheet1.B1:Sheet1.E1 Sheet1.A124:Sheet1.A124 Sheet1.B124:Sheet1.E12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195.22pt" svg:x="652.9pt" svg:y="1660.05pt">
            <draw:object draw:notify-on-update-of-ranges="Sheet1.D1:Sheet1.E1 Sheet1.A144:Sheet1.C144 Sheet1.D144:Sheet1.E1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193.52pt" svg:x="639.52pt" svg:y="2247.53pt">
            <draw:object draw:notify-on-update-of-ranges="Sheet1.B1:Sheet1.E1 Sheet1.A185:Sheet1.A185 Sheet1.B185:Sheet1.E18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193.69pt" svg:x="653.7pt" svg:y="1943.15pt">
            <draw:object draw:notify-on-update-of-ranges="Sheet1.B1:Sheet1.E1 Sheet1.A163:Sheet1.A163 Sheet1.B163:Sheet1.E16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188.25pt" svg:x="1108.09pt" svg:y="0pt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191.25pt" svg:x="1089.92pt" svg:y="293.7pt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51pt" svg:height="194.26pt" svg:x="1148.26pt" svg:y="806.43pt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53.51pt" svg:height="189.75pt" svg:x="1148.26pt" svg:y="1126.4pt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453.51pt" svg:height="190.49pt" svg:x="1148.26pt" svg:y="1382.4pt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453.51pt" svg:height="188.25pt" svg:x="1168.75pt" svg:y="1660.22pt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453.51pt" svg:height="191.25pt" svg:x="1182.9pt" svg:y="1947.88pt"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453.51pt" svg:height="188.25pt" svg:x="1149.82pt" svg:y="2249.06pt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VCDOMLEM DOMINANT with params:</text:p>
          </table:table-cell>
          <table:table-cell table:style-name="ce1" office:value-type="string" calcext:value-type="string">
            <text:p>Dominant n10</text:p>
          </table:table-cell>
          <table:table-cell table:style-name="ce1" office:value-type="string" calcext:value-type="string">
            <text:p>Dominant n20</text:p>
          </table:table-cell>
          <table:table-cell table:style-name="ce2" office:value-type="string" calcext:value-type="string">
            <text:p>Regression n10</text:p>
          </table:table-cell>
          <table:table-cell table:style-name="ce2" office:value-type="string" calcext:value-type="string">
            <text:p>Regression n20</text:p>
          </table:table-cell>
        </table:table-row>
        <table:table-row table:style-name="ro1">
          <table:table-cell/>
          <table:table-cell table:style-name="ce1" office:value-type="string" calcext:value-type="string">
            <text:p>parts-5ngram-2alpha-11</text:p>
          </table:table-cell>
          <table:table-cell table:style-name="ce1" office:value-type="string" calcext:value-type="string">
            <text:p>parts-3ngram-2alpha-5 </text:p>
          </table:table-cell>
          <table:table-cell office:value-type="string" calcext:value-type="string">
            <text:p>parts 20 </text:p>
          </table:table-cell>
          <table:table-cell office:value-type="string" calcext:value-type="string">
            <text:p>parts20 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CGFIVEDA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1916" calcext:value-type="float">
            <text:p>0.96191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75685" calcext:value-type="float">
            <text:p>0.975685</text:p>
          </table:table-cell>
          <table:table-cell office:value-type="float" office:value="0.918914" calcext:value-type="float">
            <text:p>0.918914</text:p>
          </table:table-cell>
          <table:table-cell office:value-type="float" office:value="0.962985" calcext:value-type="float">
            <text:p>0.962985</text:p>
          </table:table-cell>
          <table:table-cell office:value-type="float" office:value="0.963653" calcext:value-type="float">
            <text:p>0.96365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8326" calcext:value-type="float">
            <text:p>0.968326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981146" calcext:value-type="float">
            <text:p>0.981146</text:p>
          </table:table-cell>
          <table:table-cell office:value-type="float" office:value="0.981133" calcext:value-type="float">
            <text:p>0.98113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2911" calcext:value-type="float">
            <text:p>0.92911</text:p>
          </table:table-cell>
          <table:table-cell office:value-type="float" office:value="0.943439" calcext:value-type="float">
            <text:p>0.943439</text:p>
          </table:table-cell>
          <table:table-cell office:value-type="float" office:value="0.944865" calcext:value-type="float">
            <text:p>0.94486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75838" calcext:value-type="float">
            <text:p>0.975838</text:p>
          </table:table-cell>
          <table:table-cell office:value-type="float" office:value="0.919635" calcext:value-type="float">
            <text:p>0.919635</text:p>
          </table:table-cell>
          <table:table-cell office:value-type="float" office:value="0.962108" calcext:value-type="float">
            <text:p>0.962108</text:p>
          </table:table-cell>
          <table:table-cell office:value-type="float" office:value="0.962828" calcext:value-type="float">
            <text:p>0.96282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75867" calcext:value-type="float">
            <text:p>0.975867</text:p>
          </table:table-cell>
          <table:table-cell office:value-type="float" office:value="0.919683" calcext:value-type="float">
            <text:p>0.919683</text:p>
          </table:table-cell>
          <table:table-cell office:value-type="float" office:value="0.962293" calcext:value-type="float">
            <text:p>0.962293</text:p>
          </table:table-cell>
          <table:table-cell office:value-type="float" office:value="0.961916" calcext:value-type="float">
            <text:p>0.961916</text:p>
          </table:table-cell>
        </table:table-row>
        <table:table-row table:style-name="ro1" table:number-rows-repeated="23">
          <table:table-cell table:number-columns-repeated="5"/>
        </table:table-row>
        <table:table-row table:style-name="ro1">
          <table:table-cell office:value-type="string" calcext:value-type="string">
            <text:p>TWOLEADEC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97619" calcext:value-type="float">
            <text:p>0.9761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9437" calcext:value-type="float">
            <text:p>0.969437</text:p>
          </table:table-cell>
          <table:table-cell office:value-type="float" office:value="0.949082" calcext:value-type="float">
            <text:p>0.949082</text:p>
          </table:table-cell>
          <table:table-cell office:value-type="float" office:value="0.978396" calcext:value-type="float">
            <text:p>0.978396</text:p>
          </table:table-cell>
          <table:table-cell office:value-type="float" office:value="0.980542" calcext:value-type="float">
            <text:p>0.98054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73609" calcext:value-type="float">
            <text:p>0.973609</text:p>
          </table:table-cell>
          <table:table-cell office:value-type="float" office:value="0.951807" calcext:value-type="float">
            <text:p>0.951807</text:p>
          </table:table-cell>
          <table:table-cell office:value-type="float" office:value="0.987378" calcext:value-type="float">
            <text:p>0.987378</text:p>
          </table:table-cell>
          <table:table-cell office:value-type="float" office:value="0.987328" calcext:value-type="float">
            <text:p>0.98732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4607" calcext:value-type="float">
            <text:p>0.94607</text:p>
          </table:table-cell>
          <table:table-cell office:value-type="float" office:value="0.969019" calcext:value-type="float">
            <text:p>0.969019</text:p>
          </table:table-cell>
          <table:table-cell office:value-type="float" office:value="0.973488" calcext:value-type="float">
            <text:p>0.973488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9296" calcext:value-type="float">
            <text:p>0.969296</text:p>
          </table:table-cell>
          <table:table-cell office:value-type="float" office:value="0.948934" calcext:value-type="float">
            <text:p>0.948934</text:p>
          </table:table-cell>
          <table:table-cell office:value-type="float" office:value="0.978155" calcext:value-type="float">
            <text:p>0.978155</text:p>
          </table:table-cell>
          <table:table-cell office:value-type="float" office:value="0.980383" calcext:value-type="float">
            <text:p>0.98038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9306" calcext:value-type="float">
            <text:p>0.969306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978199" calcext:value-type="float">
            <text:p>0.978199</text:p>
          </table:table-cell>
          <table:table-cell office:value-type="float" office:value="0.97619" calcext:value-type="float">
            <text:p>0.97619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YO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62323" calcext:value-type="float">
            <text:p>0.862323</text:p>
          </table:table-cell>
          <table:table-cell office:value-type="float" office:value="0.86202" calcext:value-type="float">
            <text:p>0.8620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63603" calcext:value-type="float">
            <text:p>0.863603</text:p>
          </table:table-cell>
          <table:table-cell office:value-type="float" office:value="0.86421" calcext:value-type="float">
            <text:p>0.8642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68845" calcext:value-type="float">
            <text:p>0.868845</text:p>
          </table:table-cell>
          <table:table-cell office:value-type="float" office:value="0.86998" calcext:value-type="float">
            <text:p>0.86998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56685" calcext:value-type="float">
            <text:p>0.856685</text:p>
          </table:table-cell>
          <table:table-cell office:value-type="float" office:value="0.856603" calcext:value-type="float">
            <text:p>0.85660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62744" calcext:value-type="float">
            <text:p>0.862744</text:p>
          </table:table-cell>
          <table:table-cell office:value-type="float" office:value="0.863266" calcext:value-type="float">
            <text:p>0.863266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862323" calcext:value-type="float">
            <text:p>0.862323</text:p>
          </table:table-cell>
          <table:table-cell office:value-type="float" office:value="0.86202" calcext:value-type="float">
            <text:p>0.86202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MOTEST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29507" calcext:value-type="float">
            <text:p>0.92950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4073" calcext:value-type="float">
            <text:p>0.94073</text:p>
          </table:table-cell>
          <table:table-cell office:value-type="float" office:value="0.931378" calcext:value-type="float">
            <text:p>0.931378</text:p>
          </table:table-cell>
          <table:table-cell office:value-type="float" office:value="0.932633" calcext:value-type="float">
            <text:p>0.932633</text:p>
          </table:table-cell>
          <table:table-cell office:value-type="float" office:value="0.932596" calcext:value-type="float">
            <text:p>0.93259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49461" calcext:value-type="float">
            <text:p>0.949461</text:p>
          </table:table-cell>
          <table:table-cell office:value-type="float" office:value="0.936968" calcext:value-type="float">
            <text:p>0.936968</text:p>
          </table:table-cell>
          <table:table-cell table:number-columns-repeated="2" office:value-type="float" office:value="0.949461" calcext:value-type="float">
            <text:p>0.94946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309" calcext:value-type="float">
            <text:p>0.9309</text:p>
          </table:table-cell>
          <table:table-cell office:value-type="float" office:value="0.925022" calcext:value-type="float">
            <text:p>0.925022</text:p>
          </table:table-cell>
          <table:table-cell office:value-type="float" office:value="0.913382" calcext:value-type="float">
            <text:p>0.913382</text:p>
          </table:table-cell>
          <table:table-cell office:value-type="float" office:value="0.9133" calcext:value-type="float">
            <text:p>0.913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40135" calcext:value-type="float">
            <text:p>0.940135</text:p>
          </table:table-cell>
          <table:table-cell office:value-type="float" office:value="0.930976" calcext:value-type="float">
            <text:p>0.930976</text:p>
          </table:table-cell>
          <table:table-cell office:value-type="float" office:value="0.931247" calcext:value-type="float">
            <text:p>0.931247</text:p>
          </table:table-cell>
          <table:table-cell office:value-type="float" office:value="0.931205" calcext:value-type="float">
            <text:p>0.93120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29507" calcext:value-type="float">
            <text:p>0.929507</text:p>
          </table:table-cell>
        </table:table-row>
        <table:table-row table:style-name="ro1" table:number-rows-repeated="21">
          <table:table-cell table:number-columns-repeated="5"/>
        </table:table-row>
        <table:table-row table:style-name="ro1">
          <table:table-cell office:value-type="string" calcext:value-type="string">
            <text:p>ITALYPOWERDEMA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930353" calcext:value-type="float">
            <text:p>0.930353</text:p>
          </table:table-cell>
          <table:table-cell office:value-type="float" office:value="0.85371" calcext:value-type="float">
            <text:p>0.85371</text:p>
          </table:table-cell>
          <table:table-cell office:value-type="float" office:value="0.851277" calcext:value-type="float">
            <text:p>0.85127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58423" calcext:value-type="float">
            <text:p>0.958423</text:p>
          </table:table-cell>
          <table:table-cell office:value-type="float" office:value="0.93115" calcext:value-type="float">
            <text:p>0.93115</text:p>
          </table:table-cell>
          <table:table-cell office:value-type="float" office:value="0.859614" calcext:value-type="float">
            <text:p>0.859614</text:p>
          </table:table-cell>
          <table:table-cell office:value-type="float" office:value="0.861639" calcext:value-type="float">
            <text:p>0.86163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3687" calcext:value-type="float">
            <text:p>0.953687</text:p>
          </table:table-cell>
          <table:table-cell office:value-type="float" office:value="0.941499" calcext:value-type="float">
            <text:p>0.941499</text:p>
          </table:table-cell>
          <table:table-cell office:value-type="float" office:value="0.895186" calcext:value-type="float">
            <text:p>0.895186</text:p>
          </table:table-cell>
          <table:table-cell office:value-type="float" office:value="0.899574" calcext:value-type="float">
            <text:p>0.89957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357" calcext:value-type="float">
            <text:p>0.96357</text:p>
          </table:table-cell>
          <table:table-cell office:value-type="float" office:value="0.919247" calcext:value-type="float">
            <text:p>0.919247</text:p>
          </table:table-cell>
          <table:table-cell office:value-type="float" office:value="0.812386" calcext:value-type="float">
            <text:p>0.812386</text:p>
          </table:table-cell>
          <table:table-cell office:value-type="float" office:value="0.811491" calcext:value-type="float">
            <text:p>0.81149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8616" calcext:value-type="float">
            <text:p>0.958616</text:p>
          </table:table-cell>
          <table:table-cell office:value-type="float" office:value="0.930307" calcext:value-type="float">
            <text:p>0.930307</text:p>
          </table:table-cell>
          <table:table-cell office:value-type="float" office:value="0.852782" calcext:value-type="float">
            <text:p>0.852782</text:p>
          </table:table-cell>
          <table:table-cell office:value-type="float" office:value="0.854398" calcext:value-type="float">
            <text:p>0.85439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58637" calcext:value-type="float">
            <text:p>0.958637</text:p>
          </table:table-cell>
          <table:table-cell office:value-type="float" office:value="0.930353" calcext:value-type="float">
            <text:p>0.930353</text:p>
          </table:table-cell>
          <table:table-cell office:value-type="float" office:value="0.85371" calcext:value-type="float">
            <text:p>0.85371</text:p>
          </table:table-cell>
          <table:table-cell office:value-type="float" office:value="0.851277" calcext:value-type="float">
            <text:p>0.851277</text:p>
          </table:table-cell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CHLORINECONCENT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52787" calcext:value-type="float">
            <text:p>0.652787</text:p>
          </table:table-cell>
          <table:table-cell office:value-type="string" calcext:value-type="string">
            <text:p>NaN</text:p>
          </table:table-cell>
          <table:table-cell office:value-type="float" office:value="0.716121" calcext:value-type="float">
            <text:p>0.716121</text:p>
          </table:table-cell>
          <table:table-cell office:value-type="float" office:value="0.713799" calcext:value-type="float">
            <text:p>0.71379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82798" calcext:value-type="float">
            <text:p>0.682798</text:p>
          </table:table-cell>
          <table:table-cell office:value-type="string" calcext:value-type="string">
            <text:p>NaN</text:p>
          </table:table-cell>
          <table:table-cell office:value-type="float" office:value="0.733842" calcext:value-type="float">
            <text:p>0.733842</text:p>
          </table:table-cell>
          <table:table-cell office:value-type="float" office:value="0.73443" calcext:value-type="float">
            <text:p>0.7344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52787" calcext:value-type="float">
            <text:p>0.652787</text:p>
          </table:table-cell>
          <table:table-cell office:value-type="string" calcext:value-type="string">
            <text:p>NaN</text:p>
          </table:table-cell>
          <table:table-cell office:value-type="float" office:value="0.716121" calcext:value-type="float">
            <text:p>0.716121</text:p>
          </table:table-cell>
          <table:table-cell office:value-type="float" office:value="0.713799" calcext:value-type="float">
            <text:p>0.713799</text:p>
          </table:table-cell>
        </table:table-row>
        <table:table-row table:style-name="ro1" table:number-rows-repeated="13">
          <table:table-cell table:number-columns-repeated="5"/>
        </table:table-row>
        <table:table-row table:style-name="ro1">
          <table:table-cell office:value-type="string" calcext:value-type="string">
            <text:p>TWOPATTER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739033" calcext:value-type="float">
            <text:p>0.73903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784011" calcext:value-type="float">
            <text:p>0.784011</text:p>
          </table:table-cell>
          <table:table-cell office:value-type="float" office:value="0.784461" calcext:value-type="float">
            <text:p>0.78446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739033" calcext:value-type="float">
            <text:p>0.739033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INLINESK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9641" calcext:value-type="float">
            <text:p>0.4964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9019" calcext:value-type="float">
            <text:p>0.519019</text:p>
          </table:table-cell>
          <table:table-cell office:value-type="float" office:value="0.503895" calcext:value-type="float">
            <text:p>0.503895</text:p>
          </table:table-cell>
          <table:table-cell office:value-type="float" office:value="0.545582" calcext:value-type="float">
            <text:p>0.545582</text:p>
          </table:table-cell>
          <table:table-cell office:value-type="float" office:value="0.545273" calcext:value-type="float">
            <text:p>0.54527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58901" calcext:value-type="float">
            <text:p>0.458901</text:p>
          </table:table-cell>
          <table:table-cell office:value-type="float" office:value="0.496923" calcext:value-type="float">
            <text:p>0.496923</text:p>
          </table:table-cell>
          <table:table-cell office:value-type="float" office:value="0.49641" calcext:value-type="float">
            <text:p>0.49641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>
          <table:table-cell office:value-type="string" calcext:value-type="string">
            <text:p>PATI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74713" calcext:value-type="float">
            <text:p>0.574713</text:p>
          </table:table-cell>
          <table:table-cell table:number-columns-repeated="2" office:value-type="float" office:value="0.560345" calcext:value-type="float">
            <text:p>0.56034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11523" calcext:value-type="float">
            <text:p>0.511523</text:p>
          </table:table-cell>
          <table:table-cell office:value-type="float" office:value="0.589594" calcext:value-type="float">
            <text:p>0.589594</text:p>
          </table:table-cell>
          <table:table-cell table:number-columns-repeated="2" office:value-type="float" office:value="0.579887" calcext:value-type="float">
            <text:p>0.57988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625641" calcext:value-type="float">
            <text:p>0.625641</text:p>
          </table:table-cell>
          <table:table-cell table:number-columns-repeated="2" office:value-type="float" office:value="0.620513" calcext:value-type="float">
            <text:p>0.62051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509804" calcext:value-type="float">
            <text:p>0.509804</text:p>
          </table:table-cell>
          <table:table-cell table:number-columns-repeated="2" office:value-type="float" office:value="0.48366" calcext:value-type="float">
            <text:p>0.4836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00979" calcext:value-type="float">
            <text:p>0.500979</text:p>
          </table:table-cell>
          <table:table-cell office:value-type="float" office:value="0.56476" calcext:value-type="float">
            <text:p>0.56476</text:p>
          </table:table-cell>
          <table:table-cell table:number-columns-repeated="2" office:value-type="float" office:value="0.54783" calcext:value-type="float">
            <text:p>0.54783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05747" calcext:value-type="float">
            <text:p>0.505747</text:p>
          </table:table-cell>
          <table:table-cell office:value-type="float" office:value="0.574713" calcext:value-type="float">
            <text:p>0.574713</text:p>
          </table:table-cell>
          <table:table-cell table:number-columns-repeated="2" office:value-type="float" office:value="0.560345" calcext:value-type="float">
            <text:p>0.560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18:30:39.7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22:40:39.294000000</meta:creation-date>
    <meta:generator>LibreOffice/4.4.1.2$Windows_x86 LibreOffice_project/45e2de17089c24a1fa810c8f975a7171ba4cd432</meta:generator>
    <dc:date>2015-11-02T22:51:42.260000000</dc:date>
    <meta:editing-duration>PT2H40M41S</meta:editing-duration>
    <meta:editing-cycles>9</meta:editing-cycles>
    <meta:document-statistic meta:table-count="1" meta:cell-count="288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1cm" xlink:href=".." xlink:type="simple" chart:class="chart:bar" chart:style-name="ch1">
        <chart:title svg:x="6.369cm" svg:y="0.268cm" chart:style-name="ch2">
          <text:p>ECGFIVEDAYS</text:p>
        </chart:title>
        <chart:legend chart:legend-position="end" svg:x="13.578cm" svg:y="3.021cm" style:legend-expansion="high" chart:style-name="ch3"/>
        <chart:plot-area chart:style-name="ch4" table:cell-range-address="Sheet1.B1:Sheet1.E1 Sheet1.A6:Sheet1.E6" chart:data-source-has-labels="both" svg:x="0.32cm" svg:y="1.179cm" svg:width="12.938cm" svg:height="5.33cm">
          <chartooo:coordinate-region svg:x="1.232cm" svg:y="1.378cm" svg:width="12.026cm" svg:height="4.484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E6" chart:label-cell-address="Sheet1.A6:Sheet1.A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6:Sheet1.A6</svg:desc>
                </draw:g>
              </table:table-cell>
              <table:table-cell office:value-type="float" office:value="0.975867">
                <text:p>0.975867</text:p>
                <draw:g>
                  <svg:desc>Sheet1.B6:Sheet1.E6</svg:desc>
                </draw:g>
              </table:table-cell>
              <table:table-cell office:value-type="float" office:value="0.919683">
                <text:p>0.919683</text:p>
              </table:table-cell>
              <table:table-cell office:value-type="float" office:value="0.962293">
                <text:p>0.962293</text:p>
              </table:table-cell>
              <table:table-cell office:value-type="float" office:value="0.961916">
                <text:p>0.961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" xlink:type="simple" chart:class="chart:bar" chart:style-name="ch1">
        <chart:title svg:x="6.554cm" svg:y="0.268cm" chart:style-name="ch2">
          <text:p>ECGFiveDays</text:p>
        </chart:title>
        <chart:legend chart:legend-position="end" svg:x="13.578cm" svg:y="3.022cm" style:legend-expansion="high" chart:style-name="ch3"/>
        <chart:plot-area chart:style-name="ch4" chart:data-source-has-labels="both" svg:x="0.32cm" svg:y="1.179cm" svg:width="12.938cm" svg:height="5.331cm">
          <chartooo:coordinate-region svg:x="1.232cm" svg:y="1.378cm" svg:width="11.4cm" svg:height="4.0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40422">
                <text:p>0.940422</text:p>
              </table:table-cell>
              <table:table-cell office:value-type="float" office:value="0.947964">
                <text:p>0.947964</text:p>
              </table:table-cell>
              <table:table-cell office:value-type="float" office:value="0.837858">
                <text:p>0.837858</text:p>
              </table:table-cell>
              <table:table-cell office:value-type="float" office:value="0.977753">
                <text:p>0.977753</text:p>
              </table:table-cell>
              <table:table-cell office:value-type="float" office:value="0.99095">
                <text:p>0.99095</text:p>
              </table:table-cell>
              <table:table-cell office:value-type="float" office:value="0.970588">
                <text:p>0.9705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" xlink:type="simple" chart:class="chart:bar" chart:style-name="ch1">
        <chart:title svg:x="6.594cm" svg:y="0.27cm" chart:style-name="ch2">
          <text:p>TwoLeadECG</text:p>
        </chart:title>
        <chart:legend chart:legend-position="end" svg:x="13.578cm" svg:y="3.075cm" style:legend-expansion="high" chart:style-name="ch3"/>
        <chart:plot-area chart:style-name="ch4" chart:data-source-has-labels="both" svg:x="0.32cm" svg:y="1.183cm" svg:width="12.938cm" svg:height="5.431cm">
          <chartooo:coordinate-region svg:x="1.047cm" svg:y="1.382cm" svg:width="11.6cm" svg:height="4.1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19679">
                <text:p>0.919679</text:p>
              </table:table-cell>
              <table:table-cell office:value-type="float" office:value="0.965863">
                <text:p>0.965863</text:p>
              </table:table-cell>
              <table:table-cell office:value-type="float" office:value="0.654045">
                <text:p>0.654045</text:p>
              </table:table-cell>
              <table:table-cell office:value-type="float" office:value="0.997992">
                <text:p>0.997992</text:p>
              </table:table-cell>
              <table:table-cell office:value-type="float" office:value="0.968445">
                <text:p>0.968445</text:p>
              </table:table-cell>
              <table:table-cell office:value-type="float" office:value="0.911933">
                <text:p>0.9119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54cm" xlink:href="." xlink:type="simple" chart:class="chart:bar" chart:style-name="ch1">
        <chart:title svg:x="6.885cm" svg:y="0.273cm" chart:style-name="ch2">
          <text:p>MoteStrain</text:p>
        </chart:title>
        <chart:legend chart:legend-position="end" svg:x="13.578cm" svg:y="3.128cm" style:legend-expansion="high" chart:style-name="ch3"/>
        <chart:plot-area chart:style-name="ch4" chart:data-source-has-labels="both" svg:x="0.32cm" svg:y="1.189cm" svg:width="12.938cm" svg:height="5.528cm">
          <chartooo:coordinate-region svg:x="1.047cm" svg:y="1.389cm" svg:width="11.6cm" svg:height="4.283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11688">
                <text:p>0.911688</text:p>
              </table:table-cell>
              <table:table-cell office:value-type="float" office:value="0.908805">
                <text:p>0.908805</text:p>
              </table:table-cell>
              <table:table-cell office:value-type="float" office:value="0.802673">
                <text:p>0.802673</text:p>
              </table:table-cell>
              <table:table-cell office:value-type="float" office:value="0.964885">
                <text:p>0.964885</text:p>
              </table:table-cell>
              <table:table-cell office:value-type="float" office:value="0.956761">
                <text:p>0.956761</text:p>
              </table:table-cell>
              <table:table-cell office:value-type="float" office:value="0.934224">
                <text:p>0.9342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" xlink:type="simple" chart:class="chart:bar" chart:style-name="ch1">
        <chart:title svg:x="6.104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chart:data-source-has-labels="both" svg:x="0.32cm" svg:y="1.181cm" svg:width="12.938cm" svg:height="5.381cm">
          <chartooo:coordinate-region svg:x="1.047cm" svg:y="1.38cm" svg:width="11.6cm" svg:height="4.13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935219">
                <text:p>0.935219</text:p>
              </table:table-cell>
              <table:table-cell office:value-type="float" office:value="0.956204">
                <text:p>0.956204</text:p>
              </table:table-cell>
              <table:table-cell office:value-type="float" office:value="0.809915">
                <text:p>0.809915</text:p>
              </table:table-cell>
              <table:table-cell office:value-type="float" office:value="0.958029">
                <text:p>0.958029</text:p>
              </table:table-cell>
              <table:table-cell office:value-type="float" office:value="0.965328">
                <text:p>0.965328</text:p>
              </table:table-cell>
              <table:table-cell office:value-type="float" office:value="0.941606">
                <text:p>0.94160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21cm" xlink:href="." xlink:type="simple" chart:class="chart:bar" chart:style-name="ch1">
        <chart:title svg:x="5.76cm" svg:y="0.27cm" chart:style-name="ch2">
          <text:p>ChlorineConcentration</text:p>
        </chart:title>
        <chart:legend chart:legend-position="end" svg:x="13.578cm" svg:y="3.061cm" style:legend-expansion="high" chart:style-name="ch3"/>
        <chart:plot-area chart:style-name="ch4" chart:data-source-has-labels="both" svg:x="0.32cm" svg:y="1.183cm" svg:width="12.938cm" svg:height="5.404cm">
          <chartooo:coordinate-region svg:x="1.047cm" svg:y="1.382cm" svg:width="11.6cm" svg:height="4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826845">
                <text:p>0.826845</text:p>
              </table:table-cell>
              <table:table-cell office:value-type="float" office:value="0.88004">
                <text:p>0.88004</text:p>
              </table:table-cell>
              <table:table-cell office:value-type="float" office:value="0.650698">
                <text:p>0.650698</text:p>
              </table:table-cell>
              <table:table-cell office:value-type="float" office:value="0.880143">
                <text:p>0.880143</text:p>
              </table:table-cell>
              <table:table-cell office:value-type="float" office:value="0.854191">
                <text:p>0.854191</text:p>
              </table:table-cell>
              <table:table-cell office:value-type="float" office:value="0.764569">
                <text:p>0.7645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" xlink:type="simple" chart:class="chart:bar" chart:style-name="ch1">
        <chart:title svg:x="6.62cm" svg:y="0.268cm" chart:style-name="ch2">
          <text:p>Two_Patterns</text:p>
        </chart:title>
        <chart:legend chart:legend-position="end" svg:x="13.578cm" svg:y="3.022cm" style:legend-expansion="high" chart:style-name="ch3"/>
        <chart:plot-area chart:style-name="ch4" chart:data-source-has-labels="both" svg:x="0.32cm" svg:y="1.179cm" svg:width="12.938cm" svg:height="5.331cm">
          <chartooo:coordinate-region svg:x="1.047cm" svg:y="1.378cm" svg:width="11.6cm" svg:height="4.0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869533">
                <text:p>0.869533</text:p>
              </table:table-cell>
              <table:table-cell office:value-type="float" office:value="0.892267">
                <text:p>0.892267</text:p>
              </table:table-cell>
              <table:table-cell office:value-type="float" office:value="0.7497">
                <text:p>0.7497</text:p>
              </table:table-cell>
              <table:table-cell office:value-type="float" office:value="1">
                <text:p>1</text:p>
              </table:table-cell>
              <table:table-cell office:value-type="float" office:value="0.989933">
                <text:p>0.989933</text:p>
              </table:table-cell>
              <table:table-cell office:value-type="float" office:value="0.971367">
                <text:p>0.9713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48cm" xlink:href="." xlink:type="simple" chart:class="chart:bar" chart:style-name="ch1">
        <chart:title svg:x="6.858cm" svg:y="0.27cm" chart:style-name="ch2">
          <text:p>InlineSkate</text:p>
        </chart:title>
        <chart:legend chart:legend-position="end" svg:x="13.578cm" svg:y="3.075cm" style:legend-expansion="high" chart:style-name="ch3"/>
        <chart:plot-area chart:style-name="ch4" chart:data-source-has-labels="both" svg:x="0.32cm" svg:y="1.183cm" svg:width="12.938cm" svg:height="5.431cm">
          <chartooo:coordinate-region svg:x="1.232cm" svg:y="1.382cm" svg:width="11.4cm" svg:height="4.1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825495">
                <text:p>0.825495</text:p>
              </table:table-cell>
              <table:table-cell office:value-type="float" office:value="0.828425">
                <text:p>0.828425</text:p>
              </table:table-cell>
              <table:table-cell office:value-type="float" office:value="0.793114">
                <text:p>0.793114</text:p>
              </table:table-cell>
              <table:table-cell office:value-type="float" office:value="0.856264">
                <text:p>0.856264</text:p>
              </table:table-cell>
              <table:table-cell office:value-type="float" office:value="0.834725">
                <text:p>0.834725</text:p>
              </table:table-cell>
              <table:table-cell office:value-type="float" office:value="0.839853">
                <text:p>0.83985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2cm" xlink:href="." xlink:type="simple" chart:class="chart:bar" chart:style-name="ch1">
        <chart:title svg:x="7.149cm" svg:y="0.268cm" chart:style-name="ch2">
          <text:p>Patients</text:p>
        </chart:title>
        <chart:legend chart:legend-position="end" svg:x="13.578cm" svg:y="3.022cm" style:legend-expansion="high" chart:style-name="ch3"/>
        <chart:plot-area chart:style-name="ch4" chart:data-source-has-labels="both" svg:x="0.32cm" svg:y="1.179cm" svg:width="12.938cm" svg:height="5.331cm">
          <chartooo:coordinate-region svg:x="1.047cm" svg:y="1.379cm" svg:width="11.6cm" svg:height="4.08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4.5 ngrams</text:p>
              </table:table-cell>
              <table:table-cell office:value-type="string">
                <text:p>C4.5 regression</text:p>
              </table:table-cell>
              <table:table-cell office:value-type="string">
                <text:p>Basic ngrams</text:p>
              </table:table-cell>
              <table:table-cell office:value-type="string">
                <text:p>DTW raw</text:p>
              </table:table-cell>
              <table:table-cell office:value-type="string">
                <text:p>KNN SAX</text:p>
              </table:table-cell>
              <table:table-cell office:value-type="string">
                <text:p>C4.5 bagging ngrams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</table:table-cell>
              <table:table-cell office:value-type="float" office:value="0.58046">
                <text:p>0.58046</text:p>
              </table:table-cell>
              <table:table-cell office:value-type="float" office:value="0.491379">
                <text:p>0.491379</text:p>
              </table:table-cell>
              <table:table-cell office:value-type="float" office:value="0.58908">
                <text:p>0.58908</text:p>
              </table:table-cell>
              <table:table-cell office:value-type="float" office:value="0.554598">
                <text:p>0.554598</text:p>
              </table:table-cell>
              <table:table-cell office:value-type="float" office:value="0.422414">
                <text:p>0.422414</text:p>
              </table:table-cell>
              <table:table-cell office:value-type="float" office:value="0.534483">
                <text:p>0.53448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68cm" xlink:href=".." xlink:type="simple" chart:class="chart:bar" chart:style-name="ch1">
        <chart:title svg:x="6.382cm" svg:y="0.269cm" chart:style-name="ch2">
          <text:p>TWOLEADECG</text:p>
        </chart:title>
        <chart:legend chart:legend-position="end" svg:x="13.578cm" svg:y="3.035cm" style:legend-expansion="high" chart:style-name="ch3"/>
        <chart:plot-area chart:style-name="ch4" table:cell-range-address="Sheet1.B1:Sheet1.E1 Sheet1.A36:Sheet1.E36" chart:data-source-has-labels="both" svg:x="0.32cm" svg:y="1.181cm" svg:width="12.938cm" svg:height="5.354cm">
          <chartooo:coordinate-region svg:x="1.232cm" svg:y="1.38cm" svg:width="12.026cm" svg:height="4.508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6:Sheet1.E36" chart:label-cell-address="Sheet1.A36:Sheet1.A3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36:Sheet1.A36</svg:desc>
                </draw:g>
              </table:table-cell>
              <table:table-cell office:value-type="float" office:value="0.969306">
                <text:p>0.969306</text:p>
                <draw:g>
                  <svg:desc>Sheet1.B36:Sheet1.E36</svg:desc>
                </draw:g>
              </table:table-cell>
              <table:table-cell office:value-type="float" office:value="0.948939">
                <text:p>0.948939</text:p>
              </table:table-cell>
              <table:table-cell office:value-type="float" office:value="0.978199">
                <text:p>0.978199</text:p>
              </table:table-cell>
              <table:table-cell office:value-type="float" office:value="0.97619">
                <text:p>0.97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1cm" xlink:href=".." xlink:type="simple" chart:class="chart:bar" chart:style-name="ch1">
        <chart:title svg:x="7.308cm" svg:y="0.268cm" chart:style-name="ch2">
          <text:p>YOGA</text:p>
        </chart:title>
        <chart:legend chart:legend-position="end" svg:x="12.044cm" svg:y="3.021cm" style:legend-expansion="high" chart:style-name="ch3"/>
        <chart:plot-area chart:style-name="ch4" table:cell-range-address="Sheet1.D1:Sheet1.E1 Sheet1.A55:Sheet1.E55" chart:data-source-has-labels="both" svg:x="0.32cm" svg:y="1.179cm" svg:width="11.404cm" svg:height="5.33cm">
          <chartooo:coordinate-region svg:x="1.788cm" svg:y="1.378cm" svg:width="9.936cm" svg:height="4.484cm"/>
          <chart:axis chart:dimension="x" chart:name="primary-x" chart:style-name="ch5" chartooo:axis-type="auto">
            <chartooo:date-scale/>
            <chart:categories table:cell-range-address="Sheet1.D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55:Sheet1.E55" chart:label-cell-address="Sheet1.A55:Sheet1.C55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ression n10</text:p>
                <draw:g>
                  <svg:desc>Sheet1.D1:Sheet1.E1</svg:desc>
                </draw:g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 NaN NaN</text:p>
                <text:list>
                  <text:list-item>
                    <text:p>Accuracy: </text:p>
                  </text:list-item>
                  <text:list-item>
                    <text:p>NaN</text:p>
                  </text:list-item>
                  <text:list-item>
                    <text:p>NaN</text:p>
                  </text:list-item>
                </text:list>
                <draw:g>
                  <svg:desc>Sheet1.A55:Sheet1.C55</svg:desc>
                </draw:g>
              </table:table-cell>
              <table:table-cell office:value-type="float" office:value="0.862323">
                <text:p>0.862323</text:p>
                <draw:g>
                  <svg:desc>Sheet1.D55:Sheet1.E55</svg:desc>
                </draw:g>
              </table:table-cell>
              <table:table-cell office:value-type="float" office:value="0.86202">
                <text:p>0.86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15cm" xlink:href=".." xlink:type="simple" chart:class="chart:bar" chart:style-name="ch1">
        <chart:title svg:x="6.554cm" svg:y="0.268cm" chart:style-name="ch2">
          <text:p>MOTESTRAIN</text:p>
        </chart:title>
        <chart:legend chart:legend-position="end" svg:x="13.578cm" svg:y="3.008cm" style:legend-expansion="high" chart:style-name="ch3"/>
        <chart:plot-area chart:style-name="ch4" table:cell-range-address="Sheet1.B1:Sheet1.E1 Sheet1.A75:Sheet1.E75" chart:data-source-has-labels="both" svg:x="0.32cm" svg:y="1.179cm" svg:width="12.938cm" svg:height="5.304cm">
          <chartooo:coordinate-region svg:x="1.418cm" svg:y="1.378cm" svg:width="11.84cm" svg:height="4.458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75:Sheet1.E75" chart:label-cell-address="Sheet1.A75:Sheet1.A7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75:Sheet1.A75</svg:desc>
                </draw:g>
              </table:table-cell>
              <table:table-cell office:value-type="float" office:value="0.939465">
                <text:p>0.939465</text:p>
                <draw:g>
                  <svg:desc>Sheet1.B75:Sheet1.E75</svg:desc>
                </draw:g>
              </table:table-cell>
              <table:table-cell office:value-type="float" office:value="0.930294">
                <text:p>0.930294</text:p>
              </table:table-cell>
              <table:table-cell office:value-type="float" office:value="0.930031">
                <text:p>0.930031</text:p>
              </table:table-cell>
              <table:table-cell office:value-type="float" office:value="0.929507">
                <text:p>0.9295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95cm" xlink:href=".." xlink:type="simple" chart:class="chart:bar" chart:style-name="ch1">
        <chart:title svg:x="5.575cm" svg:y="0.269cm" chart:style-name="ch2">
          <text:p>ITALYPOWERDEMAND</text:p>
        </chart:title>
        <chart:legend chart:legend-position="end" svg:x="13.578cm" svg:y="3.048cm" style:legend-expansion="high" chart:style-name="ch3"/>
        <chart:plot-area chart:style-name="ch4" table:cell-range-address="Sheet1.B1:Sheet1.E1 Sheet1.A103:Sheet1.E103" chart:data-source-has-labels="both" svg:x="0.32cm" svg:y="1.181cm" svg:width="12.938cm" svg:height="5.381cm">
          <chartooo:coordinate-region svg:x="1.232cm" svg:y="1.38cm" svg:width="12.026cm" svg:height="4.535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03:Sheet1.E103" chart:label-cell-address="Sheet1.A103:Sheet1.A10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03:Sheet1.A103</svg:desc>
                </draw:g>
              </table:table-cell>
              <table:table-cell office:value-type="float" office:value="0.958637">
                <text:p>0.958637</text:p>
                <draw:g>
                  <svg:desc>Sheet1.B103:Sheet1.E103</svg:desc>
                </draw:g>
              </table:table-cell>
              <table:table-cell office:value-type="float" office:value="0.930353">
                <text:p>0.930353</text:p>
              </table:table-cell>
              <table:table-cell office:value-type="float" office:value="0.85371">
                <text:p>0.85371</text:p>
              </table:table-cell>
              <table:table-cell office:value-type="float" office:value="0.851277">
                <text:p>0.8512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408cm" xlink:href=".." xlink:type="simple" chart:class="chart:bar" chart:style-name="ch1">
        <chart:title svg:x="5.02cm" svg:y="0.264cm" chart:style-name="ch2">
          <text:p>CHLORINECONCENTRATION</text:p>
        </chart:title>
        <chart:legend chart:legend-position="end" svg:x="13.578cm" svg:y="2.905cm" style:legend-expansion="high" chart:style-name="ch3"/>
        <chart:plot-area chart:style-name="ch4" table:cell-range-address="Sheet1.B1:Sheet1.E1 Sheet1.A124:Sheet1.E124" chart:data-source-has-labels="both" svg:x="0.32cm" svg:y="1.171cm" svg:width="12.938cm" svg:height="5.109cm">
          <chartooo:coordinate-region svg:x="1.232cm" svg:y="1.37cm" svg:width="12.026cm" svg:height="4.263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24:Sheet1.E124" chart:label-cell-address="Sheet1.A124:Sheet1.A12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24:Sheet1.A124</svg:desc>
                </draw:g>
              </table:table-cell>
              <table:table-cell office:value-type="float" office:value="0.652787">
                <text:p>0.652787</text:p>
                <draw:g>
                  <svg:desc>Sheet1.B124:Sheet1.E1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716121">
                <text:p>0.716121</text:p>
              </table:table-cell>
              <table:table-cell office:value-type="float" office:value="0.713799">
                <text:p>0.7137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boolean-style style:name="N99">
      <number:boolean/>
    </number:boolean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9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88cm" xlink:href=".." xlink:type="simple" chart:class="chart:bar" chart:style-name="ch1">
        <chart:title svg:x="6.303cm" svg:y="0.273cm" chart:style-name="ch2">
          <text:p>TWOPATTERNS</text:p>
        </chart:title>
        <chart:legend chart:legend-position="end" svg:x="12.044cm" svg:y="3.145cm" style:legend-expansion="high" chart:style-name="ch3"/>
        <chart:plot-area chart:style-name="ch4" table:cell-range-address="Sheet1.D1:Sheet1.E1 Sheet1.A144:Sheet1.E144" chart:data-source-has-labels="both" svg:x="0.32cm" svg:y="1.189cm" svg:width="11.404cm" svg:height="5.562cm">
          <chartooo:coordinate-region svg:x="1.603cm" svg:y="1.388cm" svg:width="10.121cm" svg:height="4.716cm"/>
          <chart:axis chart:dimension="x" chart:name="primary-x" chart:style-name="ch5" chartooo:axis-type="auto">
            <chartooo:date-scale/>
            <chart:categories table:cell-range-address="Sheet1.D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144:Sheet1.E144" chart:label-cell-address="Sheet1.A144:Sheet1.C14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ression n10</text:p>
                <draw:g>
                  <svg:desc>Sheet1.D1:Sheet1.E1</svg:desc>
                </draw:g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 NaN NaN</text:p>
                <text:list>
                  <text:list-item>
                    <text:p>Accuracy: </text:p>
                  </text:list-item>
                  <text:list-item>
                    <text:p>NaN</text:p>
                  </text:list-item>
                  <text:list-item>
                    <text:p>NaN</text:p>
                  </text:list-item>
                </text:list>
                <draw:g>
                  <svg:desc>Sheet1.A144:Sheet1.C144</svg:desc>
                </draw:g>
              </table:table-cell>
              <table:table-cell office:value-type="float" office:value="0.7421">
                <text:p>0.7421</text:p>
                <draw:g>
                  <svg:desc>Sheet1.D144:Sheet1.E144</svg:desc>
                </draw:g>
              </table:table-cell>
              <table:table-cell office:value-type="float" office:value="0.739033">
                <text:p>0.7390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28cm" xlink:href=".." xlink:type="simple" chart:class="chart:bar" chart:style-name="ch1">
        <chart:title svg:x="6.885cm" svg:y="0.272cm" chart:style-name="ch2">
          <text:p>PATIENTS</text:p>
        </chart:title>
        <chart:legend chart:legend-position="end" svg:x="13.578cm" svg:y="3.115cm" style:legend-expansion="high" chart:style-name="ch3"/>
        <chart:plot-area chart:style-name="ch4" table:cell-range-address="Sheet1.B1:Sheet1.E1 Sheet1.A185:Sheet1.E185" chart:data-source-has-labels="both" svg:x="0.32cm" svg:y="1.187cm" svg:width="12.938cm" svg:height="5.505cm">
          <chartooo:coordinate-region svg:x="1.232cm" svg:y="1.386cm" svg:width="12.026cm" svg:height="4.659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85:Sheet1.E185" chart:label-cell-address="Sheet1.A185:Sheet1.A18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85:Sheet1.A185</svg:desc>
                </draw:g>
              </table:table-cell>
              <table:table-cell office:value-type="float" office:value="0.505747">
                <text:p>0.505747</text:p>
                <draw:g>
                  <svg:desc>Sheet1.B185:Sheet1.E185</svg:desc>
                </draw:g>
              </table:table-cell>
              <table:table-cell office:value-type="float" office:value="0.574713">
                <text:p>0.574713</text:p>
              </table:table-cell>
              <table:table-cell office:value-type="float" office:value="0.560345">
                <text:p>0.560345</text:p>
              </table:table-cell>
              <table:table-cell office:value-type="float" office:value="0.560345">
                <text:p>0.56034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834cm" xlink:href=".." xlink:type="simple" chart:class="chart:bar" chart:style-name="ch1">
        <chart:title svg:x="6.528cm" svg:y="0.272cm" chart:style-name="ch2">
          <text:p>INLINESKATE</text:p>
        </chart:title>
        <chart:legend chart:legend-position="end" svg:x="13.578cm" svg:y="3.118cm" style:legend-expansion="high" chart:style-name="ch3"/>
        <chart:plot-area chart:style-name="ch4" table:cell-range-address="Sheet1.B1:Sheet1.E1 Sheet1.A163:Sheet1.E163" chart:data-source-has-labels="both" svg:x="0.32cm" svg:y="1.187cm" svg:width="12.938cm" svg:height="5.511cm">
          <chartooo:coordinate-region svg:x="1.232cm" svg:y="1.386cm" svg:width="12.026cm" svg:height="4.665cm"/>
          <chart:axis chart:dimension="x" chart:name="primary-x" chart:style-name="ch5" chartooo:axis-type="auto">
            <chartooo:date-scale/>
            <chart:categories table:cell-range-address="Sheet1.B1:Sheet1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63:Sheet1.E163" chart:label-cell-address="Sheet1.A163:Sheet1.A16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minant n10</text:p>
                <draw:g>
                  <svg:desc>Sheet1.B1:Sheet1.E1</svg:desc>
                </draw:g>
              </table:table-cell>
              <table:table-cell office:value-type="string">
                <text:p>Dominant n20</text:p>
              </table:table-cell>
              <table:table-cell office:value-type="string">
                <text:p>Regression n10</text:p>
              </table:table-cell>
              <table:table-cell office:value-type="string">
                <text:p>Regression n20</text:p>
              </table:table-cell>
            </table:table-row>
          </table:table-header-rows>
          <table:table-rows>
            <table:table-row>
              <table:table-cell office:value-type="string">
                <text:p>Accuracy: </text:p>
                <draw:g>
                  <svg:desc>Sheet1.A163:Sheet1.A163</svg:desc>
                </draw:g>
              </table:table-cell>
              <table:table-cell office:value-type="float" office:value="0.477802">
                <text:p>0.477802</text:p>
                <draw:g>
                  <svg:desc>Sheet1.B163:Sheet1.E163</svg:desc>
                </draw:g>
              </table:table-cell>
              <table:table-cell office:value-type="float" office:value="0.458901">
                <text:p>0.458901</text:p>
              </table:table-cell>
              <table:table-cell office:value-type="float" office:value="0.496923">
                <text:p>0.496923</text:p>
              </table:table-cell>
              <table:table-cell office:value-type="float" office:value="0.49641">
                <text:p>0.496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